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3664" calcext:value-type="float">
            <text:p>74.2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4456" calcext:value-type="float">
            <text:p>74.5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34" calcext:value-type="float">
            <text:p>76.7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6672" calcext:value-type="float">
            <text:p>73.9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8072" calcext:value-type="float">
            <text:p>73.7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8072" calcext:value-type="float">
            <text:p>73.7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0432" calcext:value-type="float">
            <text:p>73.5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0776" calcext:value-type="float">
            <text:p>71.7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0424" calcext:value-type="float">
            <text:p>71.2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8312" calcext:value-type="float">
            <text:p>71.8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0816" calcext:value-type="float">
            <text:p>72.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3448" calcext:value-type="float">
            <text:p>71.7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2992" calcext:value-type="float">
            <text:p>71.1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5496" calcext:value-type="float">
            <text:p>71.4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6808" calcext:value-type="float">
            <text:p>71.9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9968" calcext:value-type="float">
            <text:p>74.4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3512" calcext:value-type="float">
            <text:p>71.5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1256" calcext:value-type="float">
            <text:p>71.7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796" calcext:value-type="float">
            <text:p>71.3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712" calcext:value-type="float">
            <text:p>71.2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7352" calcext:value-type="float">
            <text:p>71.7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1632" calcext:value-type="float">
            <text:p>71.7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2696" calcext:value-type="float">
            <text:p>71.8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8688" calcext:value-type="float">
            <text:p>71.7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6808" calcext:value-type="float">
            <text:p>71.9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988" calcext:value-type="float">
            <text:p>71.4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7456" calcext:value-type="float">
            <text:p>71.8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756" calcext:value-type="float">
            <text:p>71.9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0536" calcext:value-type="float">
            <text:p>73.6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6816" calcext:value-type="float">
            <text:p>74.3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9704" calcext:value-type="float">
            <text:p>69.2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9576" calcext:value-type="float">
            <text:p>69.7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5736" calcext:value-type="float">
            <text:p>69.5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5424" calcext:value-type="float">
            <text:p>69.3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368" calcext:value-type="float">
            <text:p>69.2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7344" calcext:value-type="float">
            <text:p>69.4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8784" calcext:value-type="float">
            <text:p>69.5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1792" calcext:value-type="float">
            <text:p>69.2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1352" calcext:value-type="float">
            <text:p>69.4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1872" calcext:value-type="float">
            <text:p>69.8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416" calcext:value-type="float">
            <text:p>70.7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3304" calcext:value-type="float">
            <text:p>71.3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2072" calcext:value-type="float">
            <text:p>71.4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8088" calcext:value-type="float">
            <text:p>70.8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4032" calcext:value-type="float">
            <text:p>71.8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1072" calcext:value-type="float">
            <text:p>71.0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7312" calcext:value-type="float">
            <text:p>71.4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4264" calcext:value-type="float">
            <text:p>71.4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3328" calcext:value-type="float">
            <text:p>70.8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8944" calcext:value-type="float">
            <text:p>70.7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5392" calcext:value-type="float">
            <text:p>71.3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8648" calcext:value-type="float">
            <text:p>71.4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6728" calcext:value-type="float">
            <text:p>71.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6584" calcext:value-type="float">
            <text:p>70.9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7584" calcext:value-type="float">
            <text:p>71.3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9" calcext:value-type="float">
            <text:p>72.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4496" calcext:value-type="float">
            <text:p>71.0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1592" calcext:value-type="float">
            <text:p>71.4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9064" calcext:value-type="float">
            <text:p>71.7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3304" calcext:value-type="float">
            <text:p>71.3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6688" calcext:value-type="float">
            <text:p>71.0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0592" calcext:value-type="float">
            <text:p>71.0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7792" calcext:value-type="float">
            <text:p>71.4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044" calcext:value-type="float">
            <text:p>72.1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1592" calcext:value-type="float">
            <text:p>71.4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2072" calcext:value-type="float">
            <text:p>71.4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7168" calcext:value-type="float">
            <text:p>74.8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7272" calcext:value-type="float">
            <text:p>71.1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22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3896" calcext:value-type="float">
            <text:p>73.8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3208" calcext:value-type="float">
            <text:p>73.6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0576" calcext:value-type="float">
            <text:p>73.9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7504" calcext:value-type="float">
            <text:p>74.5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4896" calcext:value-type="float">
            <text:p>81.8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2536" calcext:value-type="float">
            <text:p>74.3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6504" calcext:value-type="float">
            <text:p>74.1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5288" calcext:value-type="float">
            <text:p>71.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0176" calcext:value-type="float">
            <text:p>74.5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2368" calcext:value-type="float">
            <text:p>74.5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1952" calcext:value-type="float">
            <text:p>74.2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4008" calcext:value-type="float">
            <text:p>76.2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6488" calcext:value-type="float">
            <text:p>80.8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3912" calcext:value-type="float">
            <text:p>74.7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30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6248" calcext:value-type="float">
            <text:p>75.1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4144" calcext:value-type="float">
            <text:p>74.3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3288" calcext:value-type="float">
            <text:p>74.3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5456" calcext:value-type="float">
            <text:p>74.8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0088" calcext:value-type="float">
            <text:p>75.3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1928" calcext:value-type="float">
            <text:p>71.0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1656" calcext:value-type="float">
            <text:p>71.1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0256" calcext:value-type="float">
            <text:p>71.3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8648" calcext:value-type="float">
            <text:p>71.4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2448" calcext:value-type="float">
            <text:p>71.4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1464" calcext:value-type="float">
            <text:p>71.9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2696" calcext:value-type="float">
            <text:p>71.8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5168" calcext:value-type="float">
            <text:p>74.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94" calcext:value-type="float">
            <text:p>75.2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6248" calcext:value-type="float">
            <text:p>75.1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0776" calcext:value-type="float">
            <text:p>75.5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0672" calcext:value-type="float">
            <text:p>75.4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9336" calcext:value-type="float">
            <text:p>75.4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6536" calcext:value-type="float">
            <text:p>75.9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7752" calcext:value-type="float">
            <text:p>74.9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1008" calcext:value-type="float">
            <text:p>75.1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4952" calcext:value-type="float">
            <text:p>75.4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1944" calcext:value-type="float">
            <text:p>75.7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9888" calcext:value-type="float">
            <text:p>81.3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2152" calcext:value-type="float">
            <text:p>79.7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9072" calcext:value-type="float">
            <text:p>77.9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8272" calcext:value-type="float">
            <text:p>82.9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1408" calcext:value-type="float">
            <text:p>78.3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1328" calcext:value-type="float">
            <text:p>81.4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7808" calcext:value-type="float">
            <text:p>79.9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1024" calcext:value-type="float">
            <text:p>79.8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9352" calcext:value-type="float">
            <text:p>80.1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644" calcext:value-type="float">
            <text:p>78.1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0208" calcext:value-type="float">
            <text:p>80.1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0176" calcext:value-type="float">
            <text:p>78.3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7328" calcext:value-type="float">
            <text:p>79.9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1728" calcext:value-type="float">
            <text:p>80.8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4936" calcext:value-type="float">
            <text:p>78.3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98832" calcext:value-type="float">
            <text:p>75.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8312" calcext:value-type="float">
            <text:p>75.6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9128" calcext:value-type="float">
            <text:p>75.3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6688" calcext:value-type="float">
            <text:p>74.8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5664" calcext:value-type="float">
            <text:p>75.0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632" calcext:value-type="float">
            <text:p>75.5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6752" calcext:value-type="float">
            <text:p>74.5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9352" calcext:value-type="float">
            <text:p>76.3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4032" calcext:value-type="float">
            <text:p>75.6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4112" calcext:value-type="float">
            <text:p>76.3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0992" calcext:value-type="float">
            <text:p>74.2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5" calcext:value-type="float">
            <text:p>74.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1592" calcext:value-type="float">
            <text:p>75.2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1744" calcext:value-type="float">
            <text:p>74.1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1408" calcext:value-type="float">
            <text:p>74.5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1704" calcext:value-type="float">
            <text:p>73.8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4032" calcext:value-type="float">
            <text:p>75.6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9552" calcext:value-type="float">
            <text:p>74.1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4144" calcext:value-type="float">
            <text:p>74.3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216" calcext:value-type="float">
            <text:p>74.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8072" calcext:value-type="float">
            <text:p>73.7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1696" calcext:value-type="float">
            <text:p>71.4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2784" calcext:value-type="float">
            <text:p>71.0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3928" calcext:value-type="float">
            <text:p>71.8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5768" calcext:value-type="float">
            <text:p>75.1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796" calcext:value-type="float">
            <text:p>71.3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8416" calcext:value-type="float">
            <text:p>71.9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9616" calcext:value-type="float">
            <text:p>73.8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7208" calcext:value-type="float">
            <text:p>79.0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4784" calcext:value-type="float">
            <text:p>71.8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1072" calcext:value-type="float">
            <text:p>71.0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5344" calcext:value-type="float">
            <text:p>68.6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6832" calcext:value-type="float">
            <text:p>71.4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5872" calcext:value-type="float">
            <text:p>71.3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1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4968" calcext:value-type="float">
            <text:p>80.1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1624" calcext:value-type="float">
            <text:p>69.3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0904" calcext:value-type="float">
            <text:p>71.2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6896" calcext:value-type="float">
            <text:p>71.1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564" calcext:value-type="float">
            <text:p>71.7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9592" calcext:value-type="float">
            <text:p>82.0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512" calcext:value-type="float">
            <text:p>69.2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156" calcext:value-type="float">
            <text:p>69.6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9744" calcext:value-type="float">
            <text:p>69.5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6088" calcext:value-type="float">
            <text:p>70.0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5336" calcext:value-type="float">
            <text:p>70.1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1736" calcext:value-type="float">
            <text:p>71.8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8104" calcext:value-type="float">
            <text:p>83.1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5496" calcext:value-type="float">
            <text:p>71.4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0512" calcext:value-type="float">
            <text:p>74.2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2096" calcext:value-type="float">
            <text:p>74.6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9392" calcext:value-type="float">
            <text:p>76.6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1632" calcext:value-type="float">
            <text:p>71.7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3784" calcext:value-type="float">
            <text:p>71.4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712" calcext:value-type="float">
            <text:p>71.2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364" calcext:value-type="float">
            <text:p>71.0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9544" calcext:value-type="float">
            <text:p>71.7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3408" calcext:value-type="float">
            <text:p>71.4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1944" calcext:value-type="float">
            <text:p>71.9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564" calcext:value-type="float">
            <text:p>71.7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2288" calcext:value-type="float">
            <text:p>73.9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804" calcext:value-type="float">
            <text:p>75.7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2696" calcext:value-type="float">
            <text:p>75.6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9488" calcext:value-type="float">
            <text:p>78.1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1288" calcext:value-type="float">
            <text:p>77.3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1024" calcext:value-type="float">
            <text:p>76.0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0088" calcext:value-type="float">
            <text:p>75.3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7632" calcext:value-type="float">
            <text:p>77.8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2136" calcext:value-type="float">
            <text:p>75.0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1384" calcext:value-type="float">
            <text:p>75.0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7808" calcext:value-type="float">
            <text:p>87.6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596" calcext:value-type="float">
            <text:p>78.1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9152" calcext:value-type="float">
            <text:p>74.7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7336" calcext:value-type="float">
            <text:p>74.6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5896" calcext:value-type="float">
            <text:p>74.6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4936" calcext:value-type="float">
            <text:p>74.54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4456" calcext:value-type="float">
            <text:p>74.5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8296" calcext:value-type="float">
            <text:p>74.7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18" calcext:value-type="float">
            <text:p>75.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1296" calcext:value-type="float">
            <text:p>75.9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6768" calcext:value-type="float">
            <text:p>75.4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7648" calcext:value-type="float">
            <text:p>74.9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9464" calcext:value-type="float">
            <text:p>74.9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2872" calcext:value-type="float">
            <text:p>74.0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3912" calcext:value-type="float">
            <text:p>74.7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5352" calcext:value-type="float">
            <text:p>74.8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1888" calcext:value-type="float">
            <text:p>74.5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9112" calcext:value-type="float">
            <text:p>74.4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6712" calcext:value-type="float">
            <text:p>74.2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3328" calcext:value-type="float">
            <text:p>74.6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6632" calcext:value-type="float">
            <text:p>73.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11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424" calcext:value-type="float">
            <text:p>82.6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2328" calcext:value-type="float">
            <text:p>74.2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6672" calcext:value-type="float">
            <text:p>73.9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4312" calcext:value-type="float">
            <text:p>74.1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8904" calcext:value-type="float">
            <text:p>74.2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9824" calcext:value-type="float">
            <text:p>74.0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5336" calcext:value-type="float">
            <text:p>73.9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8216" calcext:value-type="float">
            <text:p>74.1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8344" calcext:value-type="float">
            <text:p>73.6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5496" calcext:value-type="float">
            <text:p>71.4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9272" calcext:value-type="float">
            <text:p>71.8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4512" calcext:value-type="float">
            <text:p>71.9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1256" calcext:value-type="float">
            <text:p>71.7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0736" calcext:value-type="float">
            <text:p>71.4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916" calcext:value-type="float">
            <text:p>80.9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3328" calcext:value-type="float">
            <text:p>70.8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6584" calcext:value-type="float">
            <text:p>70.9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8648" calcext:value-type="float">
            <text:p>71.4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4064" calcext:value-type="float">
            <text:p>69.8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4496" calcext:value-type="float">
            <text:p>71.0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1248" calcext:value-type="float">
            <text:p>73.2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3768" calcext:value-type="float">
            <text:p>74.3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0864" calcext:value-type="float">
            <text:p>74.7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7936" calcext:value-type="float">
            <text:p>75.6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6976" calcext:value-type="float">
            <text:p>71.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7352" calcext:value-type="float">
            <text:p>71.7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2-14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42" calcext:value-type="float">
            <text:p>75.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2176" calcext:value-type="float">
            <text:p>75.3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58752" calcext:value-type="float">
            <text:p>75.3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144" calcext:value-type="float">
            <text:p>75.8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6048" calcext:value-type="float">
            <text:p>77.3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4928" calcext:value-type="float">
            <text:p>76.0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5888" calcext:value-type="float">
            <text:p>76.0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8448" calcext:value-type="float">
            <text:p>69.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8944" calcext:value-type="float">
            <text:p>70.7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1-2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4064" calcext:value-type="float">
            <text:p>73.6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7152" calcext:value-type="float">
            <text:p>73.9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9136" calcext:value-type="float">
            <text:p>73.8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9024" calcext:value-type="float">
            <text:p>75.2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6224" calcext:value-type="float">
            <text:p>79.5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676" calcext:value-type="float">
            <text:p>80.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432" calcext:value-type="float">
            <text:p>81.1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9744" calcext:value-type="float">
            <text:p>81.0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2032" calcext:value-type="float">
            <text:p>82.5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2672" calcext:value-type="float">
            <text:p>80.0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4696" calcext:value-type="float">
            <text:p>80.2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208" calcext:value-type="float">
            <text:p>80.9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1-1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9-01-1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1744" calcext:value-type="float">
            <text:p>74.1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1136" calcext:value-type="float">
            <text:p>74.6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5632" calcext:value-type="float">
            <text:p>84.6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6632" calcext:value-type="float">
            <text:p>73.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12576" calcext:value-type="float">
            <text:p>74.7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7856" calcext:value-type="float">
            <text:p>75.0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5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5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5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5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4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3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1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1632" calcext:value-type="float">
            <text:p>71.7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1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0024" calcext:value-type="float">
            <text:p>71.8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1464" calcext:value-type="float">
            <text:p>71.9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1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352" calcext:value-type="float">
            <text:p>71.3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2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2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2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1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0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9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1136" calcext:value-type="float">
            <text:p>74.6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7912" calcext:value-type="float">
            <text:p>76.2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9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8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8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7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7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7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7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6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6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4752" calcext:value-type="float">
            <text:p>73.8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6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308" calcext:value-type="float">
            <text:p>74.1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38584" calcext:value-type="float">
            <text:p>75.5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5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3976" calcext:value-type="float">
            <text:p>74.4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5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5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4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4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4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3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3912" calcext:value-type="float">
            <text:p>70.9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1-23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7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2696" calcext:value-type="float">
            <text:p>71.8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0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0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0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4808" calcext:value-type="float">
            <text:p>75.0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9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9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2808" calcext:value-type="float">
            <text:p>74.2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8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7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7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7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7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6416" calcext:value-type="float">
            <text:p>74.9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6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3976" calcext:value-type="float">
            <text:p>74.4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6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6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5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5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5752" calcext:value-type="float">
            <text:p>74.2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5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4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4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08" calcext:value-type="float">
            <text:p>71.8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3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1072" calcext:value-type="float">
            <text:p>74.8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8856" calcext:value-type="float">
            <text:p>75.4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2632" calcext:value-type="float">
            <text:p>75.9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2688" calcext:value-type="float">
            <text:p>80.9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8184" calcext:value-type="float">
            <text:p>79.9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1552" calcext:value-type="float">
            <text:p>74.9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1944" calcext:value-type="float">
            <text:p>71.9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3496" calcext:value-type="float">
            <text:p>74.4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4832" calcext:value-type="float">
            <text:p>74.4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6328" calcext:value-type="float">
            <text:p>75.7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3832" calcext:value-type="float">
            <text:p>74.0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2536" calcext:value-type="float">
            <text:p>74.3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3664" calcext:value-type="float">
            <text:p>74.2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3888" calcext:value-type="float">
            <text:p>75.3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1776" calcext:value-type="float">
            <text:p>75.9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2944" calcext:value-type="float">
            <text:p>76.1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9832" calcext:value-type="float">
            <text:p>76.3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4112" calcext:value-type="float">
            <text:p>80.1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8504" calcext:value-type="float">
            <text:p>86.3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5336" calcext:value-type="float">
            <text:p>81.5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5448" calcext:value-type="float">
            <text:p>80.1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428" calcext:value-type="float">
            <text:p>79.9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3056" calcext:value-type="float">
            <text:p>86.1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2784" calcext:value-type="float">
            <text:p>93.9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5064" calcext:value-type="float">
            <text:p>93.0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612" calcext:value-type="float">
            <text:p>98.4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4344" calcext:value-type="float">
            <text:p>98.7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8344" calcext:value-type="float">
            <text:p>96.4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8224" calcext:value-type="float">
            <text:p>80.2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8888" calcext:value-type="float">
            <text:p>81.0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9224" calcext:value-type="float">
            <text:p>80.6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7616" calcext:value-type="float">
            <text:p>92.1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6952" calcext:value-type="float">
            <text:p>99.0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112" calcext:value-type="float">
            <text:p>96.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8064" calcext:value-type="float">
            <text:p>98.0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2728" calcext:value-type="float">
            <text:p>100.3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8064" calcext:value-type="float">
            <text:p>94.2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7064" calcext:value-type="float">
            <text:p>97.6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8624" calcext:value-type="float">
            <text:p>91.0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6128" calcext:value-type="float">
            <text:p>93.2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8176" calcext:value-type="float">
            <text:p>81.4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456" calcext:value-type="float">
            <text:p>80.6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2008" calcext:value-type="float">
            <text:p>83.1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3624" calcext:value-type="float">
            <text:p>81.5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12" calcext:value-type="float">
            <text:p>81.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668" calcext:value-type="float">
            <text:p>87.7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7792" calcext:value-type="float">
            <text:p>94.3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74" calcext:value-type="float">
            <text:p>82.0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724" calcext:value-type="float">
            <text:p>80.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0192" calcext:value-type="float">
            <text:p>94.5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4104" calcext:value-type="float">
            <text:p>93.0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2736" calcext:value-type="float">
            <text:p>98.8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2208" calcext:value-type="float">
            <text:p>92.3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7264" calcext:value-type="float">
            <text:p>91.6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9408" calcext:value-type="float">
            <text:p>77.5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6976" calcext:value-type="float">
            <text:p>79.4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8072" calcext:value-type="float">
            <text:p>81.3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3896" calcext:value-type="float">
            <text:p>81.4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4016" calcext:value-type="float">
            <text:p>82.4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784" calcext:value-type="float">
            <text:p>82.4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4744" calcext:value-type="float">
            <text:p>82.9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0672" calcext:value-type="float">
            <text:p>83.1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8736" calcext:value-type="float">
            <text:p>93.5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4728" calcext:value-type="float">
            <text:p>93.4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3176" calcext:value-type="float">
            <text:p>87.1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66" calcext:value-type="float">
            <text:p>90.9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4472" calcext:value-type="float">
            <text:p>98.2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4104" calcext:value-type="float">
            <text:p>85.4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2104" calcext:value-type="float">
            <text:p>80.8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6096" calcext:value-type="float">
            <text:p>91.4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7688" calcext:value-type="float">
            <text:p>79.0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6576" calcext:value-type="float">
            <text:p>76.2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0472" calcext:value-type="float">
            <text:p>81.5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1872" calcext:value-type="float">
            <text:p>77.4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4448" calcext:value-type="float">
            <text:p>75.9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5904" calcext:value-type="float">
            <text:p>80.7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0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8656" calcext:value-type="float">
            <text:p>92.8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912" calcext:value-type="float">
            <text:p>92.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200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728" calcext:value-type="float">
            <text:p>96.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9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9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9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9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9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8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0568" calcext:value-type="float">
            <text:p>75.4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8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8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8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6776" calcext:value-type="float">
            <text:p>77.8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8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8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8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3304" calcext:value-type="float">
            <text:p>82.8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8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8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7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7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2256" calcext:value-type="float">
            <text:p>75.9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7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7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7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7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6384" calcext:value-type="float">
            <text:p>88.4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7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7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7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7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7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1288" calcext:value-type="float">
            <text:p>69.7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2328" calcext:value-type="float">
            <text:p>55.2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74" calcext:value-type="float">
            <text:p>74.4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5702</text:p>
          </table:table-cell>
          <table:table-cell office:value-type="string" calcext:value-type="string">
            <text:p>San Diego MUD #1 recprder</text:p>
          </table:table-cell>
          <table:table-cell office:value-type="string" calcext:value-type="string">
            <text:p>196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02" meta:object-count="0"/>
    <meta:user-defined meta:name="AppVersion">3.0</meta:user-defined>
  </office:meta>
</office:document-meta>
</file>